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d7f5d7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d7f5d7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ff006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006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ffc5dc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d6e0f2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d6e0f2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f1c5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ff1c5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ffc5dc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33cc33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33cc33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33cc33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0066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625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431" draw:master-page-name="Master1-Layout1-title-タイトル-スライド" presentation:presentation-page-layout-name="Master1-PPL1" draw:id="Slide-256">
        <draw:g draw:name="グループ化 28" draw:id="id63">
          <svg:title/>
          <svg:desc/>
          <draw:custom-shape svg:x="4.74286in" svg:y="2.17143in" svg:width="3.14961in" svg:height="3.14961in" draw:id="id64" draw:style-name="a434" draw:name="正方形/長方形 4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4.70231in" svg:width="0.77083in" svg:height="0.59055in" draw:id="id65" draw:style-name="a437" draw:name="正方形/長方形 5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3.61923in" svg:width="0.77083in" svg:height="0.59055in" draw:id="id66" draw:style-name="a440" draw:name="正方形/長方形 7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3.39381in" svg:width="0.77083in" svg:height="0.19685in" draw:id="id67" draw:style-name="a443" draw:name="正方形/長方形 8">
            <svg:title/>
            <svg:desc/>
            <text:p text:style-name="a442" text:class-names="" text:cond-style-name=""><text:span text:style-name="a4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2.77469in" svg:width="0.77083in" svg:height="0.59055in" draw:id="id68" draw:style-name="a446" draw:name="正方形/長方形 9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2.20337in" svg:width="0.77083in" svg:height="0.59055in" draw:id="id69" draw:style-name="a449" draw:name="正方形/長方形 10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4.25185in" svg:width="0.77083in" svg:height="0.19685in" draw:id="id70" draw:style-name="a452" draw:name="正方形/長方形 11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77143in" svg:y="4.4847in" svg:width="0.77083in" svg:height="0.19685in" draw:id="id71" draw:style-name="a455" draw:name="正方形/長方形 12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4494in" svg:y="4.43948in" svg:width="0.77083in" svg:height="0.59055in" draw:id="id72" draw:style-name="a458" draw:name="正方形/長方形 13">
            <svg:title/>
            <svg:desc/>
            <text:p text:style-name="a457" text:class-names="" text:cond-style-name=""><text:span text:style-name="a4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4494in" svg:y="5.05837in" svg:width="0.77083in" svg:height="0.19685in" draw:id="id73" draw:style-name="a461" draw:name="正方形/長方形 14">
            <svg:title/>
            <svg:desc/>
            <text:p text:style-name="a460" text:class-names="" text:cond-style-name=""><text:span text:style-name="a4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4494in" svg:y="3.81282in" svg:width="0.77083in" svg:height="0.59055in" draw:id="id74" draw:style-name="a464" draw:name="正方形/長方形 15">
            <svg:title/>
            <svg:desc/>
            <text:p text:style-name="a463" text:class-names="" text:cond-style-name=""><text:span text:style-name="a4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4494in" svg:y="3.20623in" svg:width="0.77083in" svg:height="0.59055in" draw:id="id75" draw:style-name="a467" draw:name="正方形/長方形 16">
            <svg:title/>
            <svg:desc/>
            <text:p text:style-name="a466" text:class-names="" text:cond-style-name=""><text:span text:style-name="a4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4494in" svg:y="2.63492in" svg:width="0.77083in" svg:height="0.59055in" draw:id="id76" draw:style-name="a470" draw:name="正方形/長方形 17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252in" svg:y="4.68155in" svg:width="0.77083in" svg:height="0.59055in" draw:id="id77" draw:style-name="a473" draw:name="正方形/長方形 18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252in" svg:y="4.46664in" svg:width="0.77083in" svg:height="0.19685in" draw:id="id78" draw:style-name="a476" draw:name="正方形/長方形 20">
            <svg:title/>
            <svg:desc/>
            <text:p text:style-name="a475" text:class-names="" text:cond-style-name=""><text:span text:style-name="a4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252in" svg:y="4.23816in" svg:width="0.77083in" svg:height="0.19685in" draw:id="id79" draw:style-name="a479" draw:name="正方形/長方形 21">
            <svg:title/>
            <svg:desc/>
            <text:p text:style-name="a478" text:class-names="" text:cond-style-name=""><text:span text:style-name="a4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252in" svg:y="3.61993in" svg:width="0.77083in" svg:height="0.59055in" draw:id="id80" draw:style-name="a482" draw:name="正方形/長方形 22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252in" svg:y="3.04862in" svg:width="0.77083in" svg:height="0.59055in" draw:id="id81" draw:style-name="a485" draw:name="正方形/長方形 23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435in" svg:y="4.82553in" svg:width="0.77083in" svg:height="0.19685in" draw:id="id82" draw:style-name="a488" draw:name="正方形/長方形 24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435in" svg:y="5.05837in" svg:width="0.77083in" svg:height="0.19685in" draw:id="id83" draw:style-name="a491" draw:name="正方形/長方形 25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435in" svg:y="4.21634in" svg:width="0.77083in" svg:height="0.59055in" draw:id="id84" draw:style-name="a494" draw:name="正方形/長方形 26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9435in" svg:y="3.64502in" svg:width="0.77083in" svg:height="0.59055in" draw:id="id85" draw:style-name="a497" draw:name="正方形/長方形 27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と&#10;縦書きテキスト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83333in" style:font-size-asian="0.83333in" style:font-size-complex="0.8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 Light" style:font-family-asian="游ゴシック Light" style:font-family-generic-asian="modern" style:font-pitch-asian="variable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游ゴシック" style:font-family-asian="游ゴシック" style:font-family-generic-asian="modern" style:font-pitch-asian="variable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4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2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8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0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3" draw:name="タイトル プレースホルダー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マスター タイトルの書式設定</text:span></text:p>
        </draw:text-box>
        <svg:title/>
        <svg:desc/>
      </draw:frame>
      <draw:frame draw:id="id1" presentation:style-name="a27" draw:name="テキスト プレースホルダー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マスター テキストの書式設定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7" text:class-names="">第<text:s text:c="1"/></text:span><text:span text:style-name="a8" text:class-names="">2<text:s text:c="1"/></text:span><text:span text:style-name="a9" text:class-names="">レベル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2" text:class-names="">第<text:s text:c="1"/></text:span><text:span text:style-name="a13" text:class-names="">3<text:s text:c="1"/></text:span><text:span text:style-name="a14" text:class-names="">レベル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7" text:class-names="">第<text:s text:c="1"/></text:span><text:span text:style-name="a18" text:class-names="">4<text:s text:c="1"/></text:span><text:span text:style-name="a1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2" text:class-names="">第<text:s text:c="1"/></text:span><text:span text:style-name="a23" text:class-names="">5<text:s text:c="1"/></text:span><text:span text:style-name="a24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2" draw:name="日付プレースホルダー 3" svg:x="0.91667in" svg:y="6.95139in" svg:width="3in" svg:height="0.39931in" presentation:class="date-time" presentation:placeholder="false">
        <draw:text-box>
          <text:p text:style-name="a31" text:class-names="" text:cond-style-name=""><text:span text:style-name="a28" text:class-names=""><text:date text:fixed="false" style:data-style-name="a29">2021/11/21</text:date></text:span><text:span text:style-name="a30" text:class-names=""/></text:p>
        </draw:text-box>
        <svg:title/>
        <svg:desc/>
      </draw:frame>
      <draw:frame draw:id="id3" presentation:style-name="a35" draw:name="フッター プレースホルダー 4" svg:x="4.41667in" svg:y="6.95139in" svg:width="4.5in" svg:height="0.39931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>‹#›</text:page-number></text:span><text:span text:style-name="a37" text:class-names=""/></text:p>
        </draw:text-box>
        <svg:title/>
        <svg:desc/>
      </draw:frame>
    </style:master-page>
    <style:master-page style:name="Master1-Layout1-title-タイトル-スライド" style:page-layout-name="pageLayout1" draw:style-name="a40">
      <draw:frame draw:id="id5" presentation:style-name="a43" draw:name="タイトル 1" svg:x="1.66667in" svg:y="1.22743in" svg:width="10in" svg:height="2.61111in" presentation:class="title" presentation:placeholder="false">
        <draw:text-box>
          <text:p text:style-name="a42" text:class-names="" text:cond-style-name=""><text:span text:style-name="a41" text:class-names="">マスター タイトルの書式設定</text:span></text:p>
        </draw:text-box>
        <svg:title/>
        <svg:desc/>
      </draw:frame>
      <draw:frame draw:id="id6" presentation:style-name="a46" draw:name="字幕 2" svg:x="1.66667in" svg:y="3.93924in" svg:width="10in" svg:height="1.81076in" presentation:class="subtitle" presentation:placeholder="false">
        <draw:text-box>
          <text:p text:style-name="a45" text:class-names="" text:cond-style-name=""><text:span text:style-name="a44" text:class-names="">マスター サブタイトルの書式設定</text:span></text:p>
        </draw:text-box>
        <svg:title/>
        <svg:desc/>
      </draw:frame>
      <draw:frame draw:id="id7" presentation:style-name="a51" draw:name="日付プレースホルダー 3" svg:x="0.91667in" svg:y="6.95139in" svg:width="3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2021/11/21</text:date></text:span><text:span text:style-name="a49" text:class-names=""/></text:p>
        </draw:text-box>
        <svg:title/>
        <svg:desc/>
      </draw:frame>
      <draw:frame draw:id="id8" presentation:style-name="a54" draw:name="フッター プレースホルダー 4" svg:x="4.41667in" svg:y="6.95139in" svg:width="4.5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9" presentation:style-name="a58" draw:name="スライド番号プレースホルダー 5" svg:x="9.41667in" svg:y="6.95139in" svg:width="3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タイトルとコンテンツ" style:page-layout-name="pageLayout1" draw:style-name="a59">
      <draw:frame draw:id="id10" presentation:style-name="a62" draw:name="タイトル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60" text:class-names="">マスター タイトルの書式設定</text:span></text:p>
        </draw:text-box>
        <svg:title/>
        <svg:desc/>
      </draw:frame>
      <draw:frame draw:id="id11" presentation:style-name="a86" draw:name="コンテンツ プレースホルダー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マスター テキストの書式設定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6" text:class-names="">第<text:s text:c="1"/></text:span><text:span text:style-name="a67" text:class-names="">2<text:s text:c="1"/></text:span><text:span text:style-name="a68" text:class-names="">レベル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1" text:class-names="">第<text:s text:c="1"/></text:span><text:span text:style-name="a72" text:class-names="">3<text:s text:c="1"/></text:span><text:span text:style-name="a73" text:class-names="">レベル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6" text:class-names="">第<text:s text:c="1"/></text:span><text:span text:style-name="a77" text:class-names="">4<text:s text:c="1"/></text:span><text:span text:style-name="a7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list text:style-name="a85">
                            <text:list-item>
                              <text:p text:style-name="a84" text:class-names="" text:cond-style-name=""><text:span text:style-name="a81" text:class-names="">第<text:s text:c="1"/></text:span><text:span text:style-name="a82" text:class-names="">5<text:s text:c="1"/></text:span><text:span text:style-name="a83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1" draw:name="日付プレースホルダー 3" svg:x="0.91667in" svg:y="6.95139in" svg:width="3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>2021/11/21</text:date></text:span><text:span text:style-name="a89" text:class-names=""/></text:p>
        </draw:text-box>
        <svg:title/>
        <svg:desc/>
      </draw:frame>
      <draw:frame draw:id="id13" presentation:style-name="a94" draw:name="フッター プレースホルダー 4" svg:x="4.41667in" svg:y="6.95139in" svg:width="4.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14" presentation:style-name="a98" draw:name="スライド番号プレースホルダー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</style:master-page>
    <style:master-page style:name="Master1-Layout3-secHead-セクション見出し" style:page-layout-name="pageLayout1" draw:style-name="a99">
      <draw:frame draw:id="id15" presentation:style-name="a102" draw:name="タイトル 1" svg:x="0.90972in" svg:y="1.86979in" svg:width="11.5in" svg:height="3.11979in" presentation:class="title" presentation:placeholder="false">
        <draw:text-box>
          <text:p text:style-name="a101" text:class-names="" text:cond-style-name=""><text:span text:style-name="a100" text:class-names="">マスター タイトルの書式設定</text:span></text:p>
        </draw:text-box>
        <svg:title/>
        <svg:desc/>
      </draw:frame>
      <draw:frame draw:id="id16" presentation:style-name="a106" draw:name="テキスト プレースホルダー 2" svg:x="0.90972in" svg:y="5.0191in" svg:width="11.5in" svg:height="1.64062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1" draw:name="日付プレースホルダー 3" svg:x="0.91667in" svg:y="6.95139in" svg:width="3in" svg:height="0.39931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021/11/21</text:date></text:span><text:span text:style-name="a109" text:class-names=""/></text:p>
        </draw:text-box>
        <svg:title/>
        <svg:desc/>
      </draw:frame>
      <draw:frame draw:id="id18" presentation:style-name="a114" draw:name="フッター プレースホルダー 4" svg:x="4.41667in" svg:y="6.95139in" svg:width="4.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19" presentation:style-name="a118" draw:name="スライド番号プレースホルダー 5" svg:x="9.41667in" svg:y="6.95139in" svg:width="3in" svg:height="0.39931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</style:master-page>
    <style:master-page style:name="Master1-Layout4-twoObj-2-つのコンテンツ" style:page-layout-name="pageLayout1" draw:style-name="a119">
      <draw:frame draw:id="id20" presentation:style-name="a122" draw:name="タイトル 1" svg:x="0.91667in" svg:y="0.39931in" svg:width="11.5in" svg:height="1.44965in" presentation:class="title" presentation:placeholder="false">
        <draw:text-box>
          <text:p text:style-name="a121" text:class-names="" text:cond-style-name=""><text:span text:style-name="a120" text:class-names="">マスター タイトルの書式設定</text:span></text:p>
        </draw:text-box>
        <svg:title/>
        <svg:desc/>
      </draw:frame>
      <draw:frame draw:id="id21" presentation:style-name="a146" draw:name="コンテンツ プレースホルダー 2" svg:x="0.91667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マスター テキストの書式設定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6" text:class-names="">第<text:s text:c="1"/></text:span><text:span text:style-name="a127" text:class-names="">2<text:s text:c="1"/></text:span><text:span text:style-name="a128" text:class-names="">レベル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1" text:class-names="">第<text:s text:c="1"/></text:span><text:span text:style-name="a132" text:class-names="">3<text:s text:c="1"/></text:span><text:span text:style-name="a133" text:class-names="">レベル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6" text:class-names="">第<text:s text:c="1"/></text:span><text:span text:style-name="a137" text:class-names="">4<text:s text:c="1"/></text:span><text:span text:style-name="a13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1" text:class-names="">第<text:s text:c="1"/></text:span><text:span text:style-name="a142" text:class-names="">5<text:s text:c="1"/></text:span><text:span text:style-name="a143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0" draw:name="コンテンツ プレースホルダー 3" svg:x="6.75in" svg:y="1.99653in" svg:width="5.66667in" svg:height="4.7586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マスター テキストの書式設定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0" text:class-names="">第<text:s text:c="1"/></text:span><text:span text:style-name="a151" text:class-names="">2<text:s text:c="1"/></text:span><text:span text:style-name="a152" text:class-names="">レベル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5" text:class-names="">第<text:s text:c="1"/></text:span><text:span text:style-name="a156" text:class-names="">3<text:s text:c="1"/></text:span><text:span text:style-name="a157" text:class-names="">レベル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0" text:class-names="">第<text:s text:c="1"/></text:span><text:span text:style-name="a161" text:class-names="">4<text:s text:c="1"/></text:span><text:span text:style-name="a16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5" text:class-names="">第<text:s text:c="1"/></text:span><text:span text:style-name="a166" text:class-names="">5<text:s text:c="1"/></text:span><text:span text:style-name="a167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75" draw:name="日付プレースホルダー 4" svg:x="0.91667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2021/11/21</text:date></text:span><text:span text:style-name="a173" text:class-names=""/></text:p>
        </draw:text-box>
        <svg:title/>
        <svg:desc/>
      </draw:frame>
      <draw:frame draw:id="id24" presentation:style-name="a178" draw:name="フッター プレースホルダー 5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25" presentation:style-name="a182" draw:name="スライド番号プレースホルダー 6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5-twoTxTwoObj-比較" style:page-layout-name="pageLayout1" draw:style-name="a183">
      <draw:frame draw:id="id26" presentation:style-name="a186" draw:name="タイトル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マスター タイトルの書式設定</text:span></text:p>
        </draw:text-box>
        <svg:title/>
        <svg:desc/>
      </draw:frame>
      <draw:frame draw:id="id27" presentation:style-name="a190" draw:name="テキスト プレースホルダー 2" svg:x="0.9184in" svg:y="1.83854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14" draw:name="コンテンツ プレースホルダー 3" svg:x="0.9184in" svg:y="2.73958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マスター テキストの書式設定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4" text:class-names="">第<text:s text:c="1"/></text:span><text:span text:style-name="a195" text:class-names="">2<text:s text:c="1"/></text:span><text:span text:style-name="a196" text:class-names="">レベル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199" text:class-names="">第<text:s text:c="1"/></text:span><text:span text:style-name="a200" text:class-names="">3<text:s text:c="1"/></text:span><text:span text:style-name="a201" text:class-names="">レベル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4" text:class-names="">第<text:s text:c="1"/></text:span><text:span text:style-name="a205" text:class-names="">4<text:s text:c="1"/></text:span><text:span text:style-name="a20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09" text:class-names="">第<text:s text:c="1"/></text:span><text:span text:style-name="a210" text:class-names="">5<text:s text:c="1"/></text:span><text:span text:style-name="a211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8" draw:name="テキスト プレースホルダー 4" svg:x="6.75in" svg:y="1.83854in" svg:width="5.6684in" svg:height="0.90104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42" draw:name="コンテンツ プレースホルダー 5" svg:x="6.75in" svg:y="2.73958in" svg:width="5.6684in" svg:height="4.02951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マスター テキストの書式設定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2" text:class-names="">第<text:s text:c="1"/></text:span><text:span text:style-name="a223" text:class-names="">2<text:s text:c="1"/></text:span><text:span text:style-name="a224" text:class-names="">レベル</text:span></text:p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p text:style-name="a230" text:class-names="" text:cond-style-name=""><text:span text:style-name="a227" text:class-names="">第<text:s text:c="1"/></text:span><text:span text:style-name="a228" text:class-names="">3<text:s text:c="1"/></text:span><text:span text:style-name="a229" text:class-names="">レベル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2" text:class-names="">第<text:s text:c="1"/></text:span><text:span text:style-name="a233" text:class-names="">4<text:s text:c="1"/></text:span><text:span text:style-name="a234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7" text:class-names="">第<text:s text:c="1"/></text:span><text:span text:style-name="a238" text:class-names="">5<text:s text:c="1"/></text:span><text:span text:style-name="a239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7" draw:name="日付プレースホルダー 6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3" text:class-names=""><text:date text:fixed="false" style:data-style-name="a244">2021/11/21</text:date></text:span><text:span text:style-name="a245" text:class-names=""/></text:p>
        </draw:text-box>
        <svg:title/>
        <svg:desc/>
      </draw:frame>
      <draw:frame draw:id="id32" presentation:style-name="a250" draw:name="フッター プレースホルダー 7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33" presentation:style-name="a254" draw:name="スライド番号プレースホルダー 8" svg:x="9.41667in" svg:y="6.95139in" svg:width="3in" svg:height="0.39931in" presentation:class="page-number" presentation:placeholder="false">
        <draw:text-box>
          <text:p text:style-name="a253" text:class-names="" text:cond-style-name=""><text:span text:style-name="a251" text:class-names=""><text:page-number style:num-format="1" text:fixed="false">‹#›</text:page-number></text:span><text:span text:style-name="a252" text:class-names=""/></text:p>
        </draw:text-box>
        <svg:title/>
        <svg:desc/>
      </draw:frame>
    </style:master-page>
    <style:master-page style:name="Master1-Layout6-titleOnly-タイトルのみ" style:page-layout-name="pageLayout1" draw:style-name="a255">
      <draw:frame draw:id="id34" presentation:style-name="a258" draw:name="タイトル 1" svg:x="0.91667in" svg:y="0.39931in" svg:width="11.5in" svg:height="1.44965in" presentation:class="title" presentation:placeholder="false">
        <draw:text-box>
          <text:p text:style-name="a257" text:class-names="" text:cond-style-name=""><text:span text:style-name="a256" text:class-names="">マスター タイトルの書式設定</text:span></text:p>
        </draw:text-box>
        <svg:title/>
        <svg:desc/>
      </draw:frame>
      <draw:frame draw:id="id35" presentation:style-name="a263" draw:name="日付プレースホルダー 2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2021/11/21</text:date></text:span><text:span text:style-name="a261" text:class-names=""/></text:p>
        </draw:text-box>
        <svg:title/>
        <svg:desc/>
      </draw:frame>
      <draw:frame draw:id="id36" presentation:style-name="a266" draw:name="フッター プレースホルダー 3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7" presentation:style-name="a270" draw:name="スライド番号プレースホルダー 4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</style:master-page>
    <style:master-page style:name="Master1-Layout7-blank-白紙" style:page-layout-name="pageLayout1" draw:style-name="a271">
      <draw:frame draw:id="id38" presentation:style-name="a276" draw:name="日付プレースホルダー 1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2" text:class-names=""><text:date text:fixed="false" style:data-style-name="a273">2021/11/21</text:date></text:span><text:span text:style-name="a274" text:class-names=""/></text:p>
        </draw:text-box>
        <svg:title/>
        <svg:desc/>
      </draw:frame>
      <draw:frame draw:id="id39" presentation:style-name="a279" draw:name="フッター プレースホルダー 2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40" presentation:style-name="a283" draw:name="スライド番号プレースホルダー 3" svg:x="9.41667in" svg:y="6.95139in" svg:width="3in" svg:height="0.39931in" presentation:class="page-number" presentation:placeholder="false">
        <draw:text-box>
          <text:p text:style-name="a282" text:class-names="" text:cond-style-name=""><text:span text:style-name="a280" text:class-names=""><text:page-number style:num-format="1" text:fixed="false">‹#›</text:page-number></text:span><text:span text:style-name="a281" text:class-names=""/></text:p>
        </draw:text-box>
        <svg:title/>
        <svg:desc/>
      </draw:frame>
    </style:master-page>
    <style:master-page style:name="Master1-Layout8-objTx-タイトル付きのコンテンツ" style:page-layout-name="pageLayout1" draw:style-name="a284">
      <draw:frame draw:id="id41" presentation:style-name="a287" draw:name="タイトル 1" svg:x="0.9184in" svg:y="0.5in" svg:width="4.30035in" svg:height="1.75in" presentation:class="title" presentation:placeholder="false">
        <draw:text-box>
          <text:p text:style-name="a286" text:class-names="" text:cond-style-name=""><text:span text:style-name="a285" text:class-names="">マスター タイトルの書式設定</text:span></text:p>
        </draw:text-box>
        <svg:title/>
        <svg:desc/>
      </draw:frame>
      <draw:frame draw:id="id42" presentation:style-name="a311" draw:name="コンテンツ プレースホルダー 2" svg:x="5.6684in" svg:y="1.07986in" svg:width="6.75in" svg:height="5.32986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マスター テキストの書式設定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1" text:class-names="">第<text:s text:c="1"/></text:span><text:span text:style-name="a292" text:class-names="">2<text:s text:c="1"/></text:span><text:span text:style-name="a293" text:class-names="">レベル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6" text:class-names="">第<text:s text:c="1"/></text:span><text:span text:style-name="a297" text:class-names="">3<text:s text:c="1"/></text:span><text:span text:style-name="a298" text:class-names="">レベル</text:span></text:p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p text:style-name="a304" text:class-names="" text:cond-style-name=""><text:span text:style-name="a301" text:class-names="">第<text:s text:c="1"/></text:span><text:span text:style-name="a302" text:class-names="">4<text:s text:c="1"/></text:span><text:span text:style-name="a30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6" text:class-names="">第<text:s text:c="1"/></text:span><text:span text:style-name="a307" text:class-names="">5<text:s text:c="1"/></text:span><text:span text:style-name="a308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15" draw:name="テキスト プレースホルダー 3" svg:x="0.9184in" svg:y="2.25in" svg:width="4.30035in" svg:height="4.168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20" draw:name="日付プレースホルダー 4" svg:x="0.91667in" svg:y="6.95139in" svg:width="3in" svg:height="0.39931in" presentation:class="date-time" presentation:placeholder="false">
        <draw:text-box>
          <text:p text:style-name="a319" text:class-names="" text:cond-style-name=""><text:span text:style-name="a316" text:class-names=""><text:date text:fixed="false" style:data-style-name="a317">2021/11/21</text:date></text:span><text:span text:style-name="a318" text:class-names=""/></text:p>
        </draw:text-box>
        <svg:title/>
        <svg:desc/>
      </draw:frame>
      <draw:frame draw:id="id45" presentation:style-name="a323" draw:name="フッター プレースホルダー 5" svg:x="4.41667in" svg:y="6.95139in" svg:width="4.5in" svg:height="0.39931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7" draw:name="スライド番号プレースホルダー 6" svg:x="9.41667in" svg:y="6.95139in" svg:width="3in" svg:height="0.39931in" presentation:class="page-number" presentation:placeholder="false">
        <draw:text-box>
          <text:p text:style-name="a326" text:class-names="" text:cond-style-name=""><text:span text:style-name="a324" text:class-names=""><text:page-number style:num-format="1" text:fixed="false">‹#›</text:page-number></text:span><text:span text:style-name="a325" text:class-names=""/></text:p>
        </draw:text-box>
        <svg:title/>
        <svg:desc/>
      </draw:frame>
    </style:master-page>
    <style:master-page style:name="Master1-Layout9-picTx-タイトル付きの図" style:page-layout-name="pageLayout1" draw:style-name="a328">
      <draw:frame draw:id="id47" presentation:style-name="a331" draw:name="タイトル 1" svg:x="0.9184in" svg:y="0.5in" svg:width="4.30035in" svg:height="1.75in" presentation:class="title" presentation:placeholder="false">
        <draw:text-box>
          <text:p text:style-name="a330" text:class-names="" text:cond-style-name=""><text:span text:style-name="a329" text:class-names="">マスター タイトルの書式設定</text:span></text:p>
        </draw:text-box>
        <svg:title/>
        <svg:desc/>
      </draw:frame>
      <draw:frame draw:id="id48" presentation:style-name="a334" draw:name="図プレースホルダー 2" svg:x="5.6684in" svg:y="1.07986in" svg:width="6.75in" svg:height="5.32986in" presentation:class="graphic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9" presentation:style-name="a338" draw:name="テキスト プレースホルダー 3" svg:x="0.9184in" svg:y="2.25in" svg:width="4.30035in" svg:height="4.168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43" draw:name="日付プレースホルダー 4" svg:x="0.91667in" svg:y="6.95139in" svg:width="3in" svg:height="0.39931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>2021/11/21</text:date></text:span><text:span text:style-name="a341" text:class-names=""/></text:p>
        </draw:text-box>
        <svg:title/>
        <svg:desc/>
      </draw:frame>
      <draw:frame draw:id="id51" presentation:style-name="a346" draw:name="フッター プレースホルダー 5" svg:x="4.41667in" svg:y="6.95139in" svg:width="4.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2" presentation:style-name="a350" draw:name="スライド番号プレースホルダー 6" svg:x="9.41667in" svg:y="6.95139in" svg:width="3in" svg:height="0.39931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>‹#›</text:page-number></text:span><text:span text:style-name="a348" text:class-names=""/></text:p>
        </draw:text-box>
        <svg:title/>
        <svg:desc/>
      </draw:frame>
    </style:master-page>
    <style:master-page style:name="Master1-Layout10-vertTx-タイトルと縦書きテキスト" style:page-layout-name="pageLayout1" draw:style-name="a351">
      <draw:frame draw:id="id53" presentation:style-name="a354" draw:name="タイトル 1" svg:x="0.91667in" svg:y="0.39931in" svg:width="11.5in" svg:height="1.44965in" presentation:class="title" presentation:placeholder="false">
        <draw:text-box>
          <text:p text:style-name="a353" text:class-names="" text:cond-style-name=""><text:span text:style-name="a352" text:class-names="">マスター タイトルの書式設定</text:span></text:p>
        </draw:text-box>
        <svg:title/>
        <svg:desc/>
      </draw:frame>
      <draw:frame draw:id="id54" presentation:style-name="a378" draw:name="縦書きテキスト プレースホルダー 2" svg:x="0.91667in" svg:y="1.99653in" svg:width="11.5in" svg:height="4.75868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マスター テキストの書式設定</text:span></text:p>
            </text:list-item>
          </text:list>
          <text:list text:style-name="a362">
            <text:list-item>
              <text:list text:style-name="a362">
                <text:list-item>
                  <text:p text:style-name="a361" text:class-names="" text:cond-style-name=""><text:span text:style-name="a358" text:class-names="">第<text:s text:c="1"/></text:span><text:span text:style-name="a359" text:class-names="">2<text:s text:c="1"/></text:span><text:span text:style-name="a360" text:class-names="">レベル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3" text:class-names="">第<text:s text:c="1"/></text:span><text:span text:style-name="a364" text:class-names="">3<text:s text:c="1"/></text:span><text:span text:style-name="a365" text:class-names="">レベル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68" text:class-names="">第<text:s text:c="1"/></text:span><text:span text:style-name="a369" text:class-names="">4<text:s text:c="1"/></text:span><text:span text:style-name="a37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3" text:class-names="">第<text:s text:c="1"/></text:span><text:span text:style-name="a374" text:class-names="">5<text:s text:c="1"/></text:span><text:span text:style-name="a375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3" draw:name="日付プレースホルダー 3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2021/11/21</text:date></text:span><text:span text:style-name="a381" text:class-names=""/></text:p>
        </draw:text-box>
        <svg:title/>
        <svg:desc/>
      </draw:frame>
      <draw:frame draw:id="id56" presentation:style-name="a386" draw:name="フッター プレースホルダー 4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7" presentation:style-name="a390" draw:name="スライド番号プレースホルダー 5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</draw:text-box>
        <svg:title/>
        <svg:desc/>
      </draw:frame>
    </style:master-page>
    <style:master-page style:name="Master1-Layout11-vertTitleAndTx-縦書きタイトルと&#10;縦書きテキスト" style:page-layout-name="pageLayout1" draw:style-name="a391">
      <draw:frame draw:id="id58" presentation:style-name="a394" draw:name="縦書きタイトル 1" svg:x="9.54167in" svg:y="0.39931in" svg:width="2.875in" svg:height="6.3559in" presentation:class="title" presentation:placeholder="false">
        <draw:text-box>
          <text:p text:style-name="a393" text:class-names="" text:cond-style-name=""><text:span text:style-name="a392" text:class-names="">マスター タイトルの書式設定</text:span></text:p>
        </draw:text-box>
        <svg:title/>
        <svg:desc/>
      </draw:frame>
      <draw:frame draw:id="id59" presentation:style-name="a418" draw:name="縦書きテキスト プレースホルダー 2" svg:x="0.91667in" svg:y="0.39931in" svg:width="8.45833in" svg:height="6.35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マスター テキストの書式設定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398" text:class-names="">第<text:s text:c="1"/></text:span><text:span text:style-name="a399" text:class-names="">2<text:s text:c="1"/></text:span><text:span text:style-name="a400" text:class-names="">レベル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3" text:class-names="">第<text:s text:c="1"/></text:span><text:span text:style-name="a404" text:class-names="">3<text:s text:c="1"/></text:span><text:span text:style-name="a405" text:class-names="">レベル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08" text:class-names="">第<text:s text:c="1"/></text:span><text:span text:style-name="a409" text:class-names="">4<text:s text:c="1"/></text:span><text:span text:style-name="a41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3" text:class-names="">第<text:s text:c="1"/></text:span><text:span text:style-name="a414" text:class-names="">5<text:s text:c="1"/></text:span><text:span text:style-name="a415" text:class-names="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3" draw:name="日付プレースホルダー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19" text:class-names=""><text:date text:fixed="false" style:data-style-name="a420">2021/11/21</text:date></text:span><text:span text:style-name="a421" text:class-names=""/></text:p>
        </draw:text-box>
        <svg:title/>
        <svg:desc/>
      </draw:frame>
      <draw:frame draw:id="id61" presentation:style-name="a426" draw:name="フッター プレースホルダー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2" presentation:style-name="a430" draw:name="スライド番号プレースホルダー 5" svg:x="9.41667in" svg:y="6.95139in" svg:width="3in" svg:height="0.39931in" presentation:class="page-number" presentation:placeholder="false">
        <draw:text-box>
          <text:p text:style-name="a429" text:class-names="" text:cond-style-name=""><text:span text:style-name="a427" text:class-names=""><text:page-number style:num-format="1" text:fixed="false">‹#›</text:page-number></text:span><text:span text:style-name="a42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vicon</dc:title>
    <dc:creator>mokekuma-git</dc:creator>
    <meta:creation-date>2021-11-21T08:02:56Z</meta:creation-date>
    <dc:date>2021-11-21T08:03:56Z</dc:date>
    <meta:editing-cycles>1</meta:editing-cycles>
    <meta:editing-duration>PT60S</meta:editing-duration>
    <meta:document-statistic meta:paragraph-count="0" meta:word-count="0"/>
  </office:meta>
</office:document-meta>
</file>